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be" fo:country="BY"/>
    </style:style>
    <style:style style:name="T35" style:parent-style-name="Основнойшрифтабзаца" style:family="text">
      <style:text-properties fo:language="be" fo:country="BY"/>
    </style:style>
    <style:style style:name="T36" style:parent-style-name="Основнойшрифтабзаца" style:family="text">
      <style:text-properties fo:language="be" fo:country="BY"/>
    </style:style>
    <style:style style:name="T37" style:parent-style-name="Основнойшрифтабзаца" style:family="text">
      <style:text-properties fo:language="be" fo:country="BY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be" fo:country="BY"/>
    </style:style>
    <style:style style:name="T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" style:parent-style-name="Основнойшрифтабзаца" style:family="text">
      <style:text-properties fo:language="be" fo:country="BY"/>
    </style:style>
    <style:style style:name="T47" style:parent-style-name="Основнойшрифтабзаца" style:family="text">
      <style:text-properties fo:language="be" fo:country="BY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be" fo:country="BY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be" fo:country="BY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3" style:parent-style-name="Основнойшрифтабзаца" style:family="text">
      <style:text-properties fo:language="be" fo:country="BY"/>
    </style:style>
    <style:style style:name="T64" style:parent-style-name="Основнойшрифтабзаца" style:family="text">
      <style:text-properties fo:language="be" fo:country="BY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be" fo:country="BY"/>
    </style:style>
    <style:style style:name="T95" style:parent-style-name="Основнойшрифтабзаца" style:family="text">
      <style:text-properties fo:language="be" fo:country="BY"/>
    </style:style>
    <style:style style:name="T96" style:parent-style-name="Основнойшрифтабзаца" style:family="text">
      <style:text-properties fo:language="be" fo:country="BY"/>
    </style:style>
    <style:style style:name="T97" style:parent-style-name="Основнойшрифтабзаца" style:family="text">
      <style:text-properties fo:language="be" fo:country="BY"/>
    </style:style>
    <style:style style:name="T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9" style:parent-style-name="Основнойшрифтабзаца" style:family="text">
      <style:text-properties fo:language="be" fo:country="BY"/>
    </style:style>
  </office:automatic-styles>
  <office:body>
    <office:text text:use-soft-page-breaks="true">
      <text:p text:style-name="P1"><text:span text:style-name="T2">Гісторыя стварэння і поспеху прыкладання MSQRD</text:span><text:line-break/><text:line-break/>Гісторыя стварэння прыкладання MSQRD (Masquerade) - гэта дзіўны прыклад таго, як спалучэнне інавацый, таленту і настойлівасці можа ператварыцца ў сусветную сенсацыю. MSQRD<text:span text:style-name="T3"><text:s/>стала адным з<text:s/></text:span><text:span text:style-name="T4">самых папулярных прыкладанняў для мабільных прылад, і яго гісторыя заслугоўвае асобнай увагі.</text:span><text:span text:style-name="T5"><text:line-break/></text:span><text:span text:style-name="T6"><text:line-break/></text:span><text:span text:style-name="T7">Перадгісторыя: хто стаяў за стварэннем<text:s/></text:span><text:span text:style-name="T8">MSQRD</text:span><text:span text:style-name="T9">?</text:span><text:span text:style-name="T10"><text:line-break/></text:span><text:span text:style-name="T11"><text:line-break/></text:span><text:span text:style-name="T12">Каб зразумець, як з'явілася прыкладанне<text:s/></text:span>MSQRD<text:span text:style-name="T13">, трэба пазнаёміцца з яго стваральнікамі — Яўгенам Неўгенам, Сяргеем<text:s/></text:span><text:span text:style-name="T14">Ганчаром і Юрыем Мельнічакам. Усе трое</text:span><text:span text:style-name="T15"><text:s/>—<text:s/></text:span><text:span text:style-name="T16">вопытныя распрацоўшчыкі з Беларусі, кожны з якіх ужо меў за плячыма досвед працы ў розных тэхналагічных праектах.</text:span><text:span text:style-name="T17"><text:line-break/></text:span><text:span text:style-name="T18"><text:line-break/></text:span>Яўген Неўген, галоўны ідэолаг праекта, раней займаўся распрацоўкай праграмнага забеспячэння ў галіне штучнага інтэлекту і апрацоўкі малюнкаў. Ён быў натхнёны тым, як тэхналогіі могуць змяняць жыццё людзей і спрашчаць выкананне паўсядзённых задач. У сваім мінулым Яўген сутыкаўся з рознымі прыкладаннямі, але менавіта захапленне мабільнымі тэхналогіямі і дапоўненай рэальнасцю прывяло яго да ідэі стварэння MSQRD.<text:line-break/><text:line-break/><text:span text:style-name="T19">Сяргей Ганчар і Юрый Мельнічак таксама ўнеслі значны ўклад у распрацоўку<text:s/></text:span>MSQRD<text:span text:style-name="T20">. Сяргей, які адказваў за тэхнічную частку праекта, быў вядомы як спецыяліст па кампутарным зроку і алгарытмах распазнання</text:span><text:span text:style-name="T21"><text:s/>асоб.</text:span><text:span text:style-name="T22"><text:s/></text:span><text:span text:style-name="T23">Я</text:span><text:span text:style-name="T24">го вопыт дазволіў стварыць унікальны прадукт, які стаў асновай поспеху прыкладання. Юрый Мельнічак, у сваю чаргу, быў адказны за стратэгічнае планаванне і маркетынг, што адыграла важную ролю ў папулярызацыі<text:s/></text:span>MSQRD<text:span text:style-name="T25">.</text:span><text:span text:style-name="T26"><text:line-break/></text:span><text:span text:style-name="T27"><text:line-break/></text:span><text:span text:style-name="T28">Нараджэнне ідэі: натхненне і першы</text:span><text:span text:style-name="T29">я крокі</text:span><text:span text:style-name="T30"><text:line-break/></text:span><text:span text:style-name="T31"><text:line-break/></text:span><text:span text:style-name="T32">Ідэя<text:s/></text:span>MSQRD<text:span text:style-name="T33"><text:s/>нарадзілася ў 2015 годзе.<text:s/></text:span>На той момант у свеце мабільных прыкладанняў ужо існавалі папулярныя сэрвісы, такія як Instagram і Snapchat, якія прапаноўвалі карыстальнікам розныя фільтры для фатаграфій. Аднак, нягледзячы на гэта, каманда MSQRD заўважыла, што карыстальнікі хочуць большага<text:span text:style-name="T34"><text:s/></text:span>—<text:s/>яны хочуць не проста паляпшаць свае фатаграфіі, але і ператвараць сябе ў розных персанажаў, жывёл або фантастычны<text:span text:style-name="T35">х</text:span><text:s/>істот<text:span text:style-name="T36">аў</text:span>.<text:line-break/><text:line-break/>Распазнаванне асоб і дапоўненая рэальнасць<text:span text:style-name="T37"><text:s/></text:span>—<text:s/>гэта<text:s/>ключавыя тэхналогіі, на якіх каманда вырашыла засяродзіцца. Яўген Неўген і яго калегі зразумелі, што спалучэнне гэтых двух напрамкаў можа стварыць унікальны прадукт, здольны пацешыць мільёны людзей па ўсім свеце.<text:s/><text:span text:style-name="T38">Але важным аспектам была рэалізацыя гэтай ідэі</text:span><text:span text:style-name="T39">:</text:span><text:span text:style-name="T40"><text:s/>неабходна было стварыць<text:s/></text:span><text:span text:style-name="T41">прыкладанне, якое было б не толькі тэхналагічна прасунутым, але і простым ў выкарыстанні.</text:span><text:span text:style-name="T42"><text:line-break/></text:span><text:span text:style-name="T43"><text:line-break/></text:span>Распрацоўка прыкладання пачалася ў канцы 2015 года. Каманда працавала над стварэннем алгарытмаў, якія маглі б дакладна распазнаваць асобы ў рэальным часе і накладваць на іх маскі,<text:s/><text:span text:style-name="T44">сачыць</text:span><text:s/>за зменамі мімікі. Гэта патрабавала сур'ёзных вылічальных магутнасцяў і высокага ўзроўню дакладнасці. Адной з самых складаных задач было забеспячэнне стабільнай працы прыкладання на розных прыладах з рознай магутнасцю працэсара і камерай.<text:line-break/><text:line-break/><text:span text:style-name="T45">Запуск і першыя поспехі</text:span><text:line-break/><text:line-break/>Запуск MSQRD адбыўся ў снежні 2015 года.<text:s/><text:span text:style-name="T46">Праграма</text:span><text:s/>адразу прыцягнула ўвагу карыстальнікаў дзякуючы сваёй прастаце і унікальнасці. Карыстальнікі маглі ў рэальным часе накладваць маскі на свае твары і запісваць пацешныя відэа, які<text:span text:style-name="T47">мі</text:span><text:s/>потым лёгка можна было падзяліцца ў сацыяльных сетках.<text:line-break/><text:soft-page-break/><text:line-break/><text:span text:style-name="T48">Адной з першых і найбольш папулярных масак стала маска Леанарда Ды Капрыа, якая асабліва спадабалася карыстальнікам. Маска дазваляла адчуць сябе на месцы знакамітага акцёра, прычым прыкладанне стар</text:span><text:span text:style-name="T49">анна адсочвала рух</text:span><text:span text:style-name="T50">і</text:span><text:span text:style-name="T51"><text:s/></text:span><text:span text:style-name="T52">твара</text:span><text:span text:style-name="T53"><text:s/>і дакладна накладвала малюнак, што стварала эфект "ажыўлення" ладу.</text:span><text:span text:style-name="T54"><text:line-break/></text:span><text:span text:style-name="T55"><text:line-break/></text:span><text:span text:style-name="T56">Дадатак хутка ста</text:span><text:span text:style-name="T57">ў</text:span><text:span text:style-name="T58"><text:s/>вірусным.<text:s/></text:span><text:span text:style-name="T59">Карыстальнікі дзяліліся сваімі<text:s/></text:span><text:span text:style-name="T60">в</text:span><text:span text:style-name="T61">ідэа з сябрамі і падпісчыкамі ў сацыяльных сетках, што стварала эфект ланцуговай рэакцыі.<text:s/></text:span>Неўзабаве<text:s/>MSQRD узначаліла рэйтынгі загрузак у App Store і Google Play у дзясятках краін па ўсім свеце. Людзі ацанілі прастату выкарыстання і забаўляльны патэнцыял прыкладання.<text:s/><text:line-break/><text:line-break/><text:span text:style-name="T62">Тэхнічныя інавацыі: як працавала MSQRD</text:span><text:line-break/><text:line-break/>Зараз давайце паглыбімся ў тэхнічныя аспекты,<text:s/>якія зрабілі MSQRD такім паспяховым. Асноўная інавацыя прыкладання заключалася ў алгарытмах распазнання асоб<text:span text:style-name="T63">ы</text:span><text:s/>і накладанні масак. Каб маскі дакладна ішлі за рухамі асобы, каманда распрацавала складаныя алгарытмы, якія выкарыстоўваюць метады машыннага навуч<text:span text:style-name="T64">э</text:span>ння і камп'ютэрнага гледжання.<text:line-break/><text:line-break/>На аснове аналізу дадзеных з камеры прыкладання, алгарытмы распазнавалі ключавыя кропкі асобы, такія як вочы, нос і рот.<text:s/><text:span text:style-name="T65">Затым праграма накладвала на іх графіку, улічваючы змены кута нахілу галавы і выразы асобы. Усё гэта ад</text:span><text:span text:style-name="T66">бывалася практычна імгненна, што забяспечвала высокую якасць працы прыкладання на розных прыладах.</text:span><text:span text:style-name="T67"><text:line-break/></text:span><text:span text:style-name="T68"><text:line-break/></text:span><text:span text:style-name="T69">Акрамя таго,<text:s/></text:span>MSQRD<text:span text:style-name="T70"><text:s/>выкарыстоўвала перадавыя метады рэндэрынгу малюнкаў, што дазваляла маскам выглядаць максімальна рэалістычна.<text:s/></text:span>Распрацоўшчыкі ўлічвалі асаблівасці адлюстравання на экранах розных памераў і дазволаў, што забяспечвала стабільнасць працы на самых розных прыладах.<text:line-break/><text:line-break/><text:span text:style-name="T71">Набыццё<text:s/></text:span><text:span text:style-name="T72">Facebook</text:span><text:span text:style-name="T73">: наступны этап</text:span><text:span text:style-name="T74"><text:line-break/></text:span><text:span text:style-name="T75"><text:line-break/></text:span><text:span text:style-name="T76">Поспех<text:s/></text:span>MSQRD<text:span text:style-name="T77"><text:s/>не застаўся незаўважаным у свеце тэхналогій.<text:s/></text:span>У сакавіку 2016 года кампанія Facebook набыла MSQRD. Гэтая навіна ўзарвала тэхналагічныя СМІ, паколькі паказала, наколькі важным стаў рынак дапоўненай рэальнасці і фільтраў для сацыяльных сетак.<text:line-break/><text:line-break/><text:span text:style-name="T78">Дакладная сума ўгоды не была раскрытая, але вядома, што заснавальнікі<text:s/></text:span>MSQRD<text:span text:style-name="T79"><text:s/>далучыліся да каманды<text:s/></text:span>Facebook<text:span text:style-name="T80">.<text:s/></text:span>Яны працягнулі працу над развіццём тэхналогій MSQRD ўжо ў складзе адной з найбуйнейшых тэхналагічных кампаній свету. Гэта быў важны крок не толькі для іх асабіста, але і для ўсёй індустрыі, паколькі Facebook бачыў у гэтых тэхналогіях велізарны патэнцыял.<text:line-break/><text:line-break/>Пасля набыцця MSQRD, тэхналогіі прыкладання пачалі інтэгравацца ў іншыя прадукты Facebook, уключаючы Instagram і Messenger.<text:s/><text:span text:style-name="T81">Маскі і фільтры, заснаваныя на напрацоўках<text:s/></text:span>MSQRD<text:span text:style-name="T82">, сталі асновай для мноства функцый у гэтых прыкладаннях. Напрыклад, папулярны</text:span><text:span text:style-name="T83">я сёння фільтры і маскі ў<text:s/></text:span>Instagram<text:span text:style-name="T84"><text:s/></text:span>Stories<text:span text:style-name="T85"><text:s/>шмат у чым абавязаны свайму існаванню тэхналогіях, распрацаваным камандай<text:s/></text:span>MSQRD<text:span text:style-name="T86">.</text:span><text:span text:style-name="T87"><text:line-break/></text:span><text:span text:style-name="T88"><text:line-break/></text:span><text:span text:style-name="T89">Ўплыў на індустрыю і спадчына</text:span><text:span text:style-name="T90"><text:line-break/></text:span><text:span text:style-name="T91"><text:line-break/></text:span>MSQRD<text:span text:style-name="T92"><text:s/>аказала значны ўплыў на развіццё індустрыі мабільных прыкладанняў і тэхналогій дапоўненай рэа</text:span><text:span text:style-name="T93">льнасці.<text:s/></text:span>Пасля яго поспеху шматлікія кампаніі пачалі актыўна развіваць напрамкі, звязаныя з фільтрамі і маскамі для фатаграфій і відэа. Гэта прывяло да з'яўлення мноства прыкладанняў і сэрвісаў, якія прапануюць аналагічныя функцыі.<text:line-break/><text:line-break/><text:soft-page-break/>Акрамя таго, MSQRD паказала, што інавацыі могуць нарадзіцца ў самых нечаканых месцах. Беларуская каманда здолела стварыць прадукт сусветнага ўзроўню, які быў заўважаны і ацэнены найбуйнейшымі гульцамі на рынку. Гэта натхн<text:span text:style-name="T94">я</text:span>ла многіх іншых распрацоўшчыкаў на стварэнне ўласных праектаў і даказала, што талент і ўпартасць могуць прывесці да поспеху, незалежна ад месца знаходжання каманды.<text:line-break/><text:line-break/>Сёння тэхналогіі, распрацаваныя для MSQRD, працягваюць выкарыстоўвацца ў самых розных прыкладаннях і сэрвісах.<text:s/>Яны сталі неад'емнай часткай карыста<text:span text:style-name="T95">льні</text:span>цкага досведу, і цяжка ўявіць сучасн<text:span text:style-name="T96">ую</text:span><text:s/>лічбав<text:span text:style-name="T97">ую</text:span><text:s/>прастору без іх.<text:line-break/><text:line-break/><text:span text:style-name="T98">Заключэнне</text:span><text:line-break/><text:line-break/>Гісторыя MSQRD<text:span text:style-name="T99"><text:s/></text:span>—<text:s/>гэта прыклад таго, як арыгінальная ідэя, падтрыманая талентам і зацятасцю, можа змяніць свет. Стваральнікі MSQRD прадэманстравалі, як невялікі стартап з Беларусі можа стаць сусветным феноменам, прыцягнуць увагу найбуйнейшых тэхналагічных кампаній і змяніць індустрыю. Іх поспех працягвае натхняць распрацоўшчыкаў па ўсім свеце, паказваючы, што для дасягнення вялікіх мэтаў дастаткова верыць у сваю ідэю і не баяцца ісці наперад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68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yato</meta:initial-creator>
    <dc:creator>Nik</dc:creator>
    <meta:creation-date>2024-09-06T19:30:00Z</meta:creation-date>
    <dc:date>2024-09-06T19:34:00Z</dc:date>
    <meta:template xlink:href="Normal" xlink:type="simple"/>
    <meta:editing-cycles>3</meta:editing-cycles>
    <meta:editing-duration>PT540S</meta:editing-duration>
    <meta:document-statistic meta:page-count="3" meta:paragraph-count="14" meta:word-count="1069" meta:character-count="7152" meta:row-count="50" meta:non-whitespace-character-count="6097"/>
  </office:meta>
</office:document-meta>
</file>